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6" style:family="paragraph" style:parent-style-name="Standard">
      <style:paragraph-properties fo:margin-left="1in" fo:margin-right="0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8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pp Lab Final Project Making it the BEST with Feedback</text:span></text:p>
      <text:p text:style-name="P2"/>
      <text:p text:style-name="P1">Directions: Complete the steps below and submit this document to Canvas when completed. </text:p>
      <text:p text:style-name="P1"/>
      <text:list xml:id="list2160103362" text:style-name="WWNum1">
        <text:list-item>
          <text:p text:style-name="P3">What positive feedback did you get about your app? (write at least 2 things)</text:p>
        </text:list-item>
      </text:list>
      <text:p text:style-name="P1"/>
      <text:p text:style-name="P1"/>
      <text:p text:style-name="P1"/>
      <text:p text:style-name="P1"/>
      <text:list xml:id="list55011059192397" text:continue-numbering="true" text:style-name="WWNum1">
        <text:list-item>
          <text:p text:style-name="P3">What feedback did you get about improving your app? (write at least 2 things) <text:s/></text:p>
        </text:list-item>
      </text:list>
      <text:p text:style-name="P1"/>
      <text:p text:style-name="P1"/>
      <text:p text:style-name="P1"/>
      <text:p text:style-name="P1"/>
      <text:list xml:id="list55010611939749" text:continue-numbering="true" text:style-name="WWNum1">
        <text:list-item>
          <text:p text:style-name="P3">What will you do to improve your app? Use <text:a xlink:type="simple" xlink:href="https://docs.google.com/document/d/13nlIniHO3XEclqmgOp7u2b-9oC6AAoO0C-5Ut9utcsw/edit?usp=sharing" text:style-name="ListLabel_20_10" text:visited-style-name="ListLabel_20_10"><text:span text:style-name="T3">this document</text:span></text:a> to help with coding. </text:p>
        </text:list-item>
      </text:list>
      <text:p text:style-name="P1"/>
      <text:p text:style-name="P1"/>
      <text:p text:style-name="P1"/>
      <text:list xml:id="list55011600478853" text:continue-numbering="true" text:style-name="WWNum1">
        <text:list-item>
          <text:p text:style-name="P3">Once you are done with your improvements on your app, share your url by clicking the share button at the top of the screen and paste it below. </text:p>
        </text:list-item>
      </text:list>
      <text:p text:style-name="P4"/>
      <text:list xml:id="list55010963103582" text:continue-numbering="true" text:style-name="WWNum1">
        <text:list-item>
          <text:list>
            <text:list-item>
              <text:p text:style-name="P5">URL = </text:p>
            </text:list-item>
          </text:list>
        </text:list-item>
      </text:list>
      <text:p text:style-name="P6"/>
      <text:list xml:id="list55010657004211" text:continue-numbering="true" text:style-name="WWNum1">
        <text:list-item>
          <text:p text:style-name="P3">What are two big concepts that you learned by doing the entire app lab project? <text:span text:style-name="T4">Be specific.</text:span></text:p>
        </text:list-item>
      </text:list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7"/>
      <text:p text:style-name="P4"><text:s/></text:p>
      <text:list xml:id="list55009781469637" text:continue-numbering="true" text:style-name="WWNum1">
        <text:list-item>
          <text:p text:style-name="P3">Submit to Canvas when you have completed this entire sheet. 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0" meta:word-count="130" meta:character-count="690" meta:non-whitespace-character-count="568"/>
    <meta:generator>LibreOfficeDev/6.0.5.2$Linux_X86_64 LibreOffice_project/</meta:generator>
  </office:meta>
</office:document-meta>
</file>